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automatic-styles>
    <style:style style:name="Tabelle1" style:family="table">
      <style:table-properties style:width="6.9528in" fo:margin-left="0in" table:align="left"/>
    </style:style>
    <style:style style:name="Tabelle1.A" style:family="table-column">
      <style:table-column-properties style:column-width="2.2785in"/>
    </style:style>
    <style:style style:name="Tabelle1.B" style:family="table-column">
      <style:table-column-properties style:column-width="4.6743in"/>
    </style:style>
    <style:style style:name="Tabelle1.A1" style:family="table-cell">
      <style:table-cell-properties fo:padding="0.0382in" fo:border-left="0.25pt solid #000000" fo:border-right="none" fo:border-top="0.25pt solid #000000" fo:border-bottom="0.25pt solid #000000"/>
    </style:style>
    <style:style style:name="Tabelle1.B1" style:family="table-cell">
      <style:table-cell-properties fo:padding="0.0382in" fo:border="0.25pt solid #000000"/>
    </style:style>
    <style:style style:name="Tabelle1.A2" style:family="table-cell">
      <style:table-cell-properties fo:padding="0.0382in" fo:border-left="0.25pt solid #000000" fo:border-right="none" fo:border-top="none" fo:border-bottom="0.25pt solid #000000"/>
    </style:style>
    <style:style style:name="Tabelle1.B2" style:family="table-cell">
      <style:table-cell-properties fo:padding="0.0382in" fo:border-left="0.25pt solid #000000" fo:border-right="0.25pt solid #000000" fo:border-top="none" fo:border-bottom="0.25pt solid #000000"/>
    </style:style>
    <style:style style:name="Tabelle1.11" style:family="table-row">
      <style:table-row-properties style:min-row-height="0.4785in"/>
    </style:style>
    <style:style style:name="Tabelle2" style:family="table">
      <style:table-properties style:width="6.9764in" fo:margin-left="0in" table:align="left"/>
    </style:style>
    <style:style style:name="Tabelle2.A" style:family="table-column">
      <style:table-column-properties style:column-width="1.7153in"/>
    </style:style>
    <style:style style:name="Tabelle2.B" style:family="table-column">
      <style:table-column-properties style:column-width="1.7097in"/>
    </style:style>
    <style:style style:name="Tabelle2.C" style:family="table-column">
      <style:table-column-properties style:column-width="3.5514in"/>
    </style:style>
    <style:style style:name="Tabelle2.A1" style:family="table-cell">
      <style:table-cell-properties fo:padding-left="0.075in" fo:padding-right="0.075in" fo:padding-top="0in" fo:padding-bottom="0in" fo:border="none"/>
    </style:style>
    <style:style style:name="P1" style:family="paragraph" style:parent-style-name="Standard" style:master-page-name="MasterPage2">
      <style:paragraph-properties style:page-number="auto"/>
      <style:text-properties fo:color="#000000" loext:opacity="100%" style:font-name="Liberation Serif" fo:font-size="12pt" fo:language="en" fo:country="US" style:font-name-asian="Droid Sans Fallback" style:font-name-complex="Droid Sans Devanagari" style:font-size-complex="12pt" style:language-complex="hi" style:country-complex="IN"/>
    </style:style>
    <style:style style:name="P2" style:family="paragraph" style:parent-style-name="Standard">
      <style:text-properties fo:color="#000000" loext:opacity="100%" style:font-name="Liberation Serif" fo:font-size="12pt" fo:language="en" fo:country="US" style:font-name-asian="Droid Sans Fallback" style:font-name-complex="Droid Sans Devanagari" style:font-size-complex="12pt" style:language-complex="hi" style:country-complex="IN"/>
    </style:style>
    <style:style style:name="P3" style:family="paragraph" style:parent-style-name="Heading_20_1" style:list-style-name="L1">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4" style:family="paragraph" style:parent-style-name="Text_20_body" style:master-page-name="MasterPage3">
      <style:paragraph-properties style:page-number="auto" fo:break-before="page"/>
      <style:text-properties fo:color="#000000" loext:opacity="100%" style:font-name="Liberation Serif" fo:font-size="12pt" fo:language="en" fo:country="US" fo:font-style="italic" style:font-name-asian="Droid Sans Fallback" style:font-name-complex="Droid Sans Devanagari" style:font-size-complex="12pt" style:language-complex="hi" style:country-complex="IN"/>
    </style:style>
    <style:style style:name="P5" style:family="paragraph" style:parent-style-name="Text_20_body" style:list-style-name="WWNum1">
      <style:text-properties fo:color="#000000" loext:opacity="100%" style:font-name="Liberation Serif" fo:font-size="12pt" fo:language="en" fo:country="US" fo:font-style="italic" style:font-name-asian="Droid Sans Fallback" style:font-name-complex="Droid Sans Devanagari" style:font-size-complex="12pt" style:language-complex="hi" style:country-complex="IN"/>
    </style:style>
    <style:style style:name="P6" style:family="paragraph" style:parent-style-name="Text_20_body">
      <style:text-properties fo:color="#000000" loext:opacity="100%" style:font-name="Liberation Serif" fo:font-size="12pt" fo:language="en" fo:country="US" fo:font-style="italic" style:font-name-asian="Droid Sans Fallback" style:font-name-complex="Droid Sans Devanagari" style:font-size-complex="12pt" style:language-complex="hi" style:country-complex="IN"/>
    </style:style>
    <style:style style:name="P7" style:family="paragraph" style:parent-style-name="Heading_20_1" style:list-style-name="L2">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8" style:family="paragraph" style:parent-style-name="Heading_20_3" style:list-style-name="L2">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9" style:family="paragraph" style:parent-style-name="Text_20_body">
      <style:text-properties fo:color="#000000" loext:opacity="100%" style:font-name="Liberation Serif" fo:font-size="12pt" fo:language="en" fo:country="US" style:font-name-asian="Droid Sans Fallback" style:font-name-complex="Droid Sans Devanagari" style:font-size-complex="12pt" style:language-complex="hi" style:country-complex="IN"/>
    </style:style>
    <style:style style:name="P10" style:family="paragraph" style:parent-style-name="Heading_20_3" style:list-style-name="L3">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1" style:family="paragraph" style:parent-style-name="Heading_20_3" style:list-style-name="L4">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2" style:family="paragraph" style:parent-style-name="Heading_20_1" style:list-style-name="L5">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13" style:family="paragraph" style:parent-style-name="Heading_20_3" style:list-style-name="L5">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4" style:family="paragraph" style:parent-style-name="Heading_20_3" style:list-style-name="L6">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5" style:family="paragraph" style:parent-style-name="Heading_20_4" style:list-style-name="L7">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16" style:family="paragraph" style:parent-style-name="Heading_20_3" style:list-style-name="L7">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7" style:family="paragraph" style:parent-style-name="Heading_20_4" style:list-style-name="L8">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18" style:family="paragraph" style:parent-style-name="Text_20_body">
      <style:text-properties fo:color="#000000" loext:opacity="100%" style:font-name="Liberation Serif" fo:font-size="12pt" fo:language="en" fo:country="US" fo:font-style="normal" style:font-name-asian="Droid Sans Fallback" style:font-name-complex="Droid Sans Devanagari" style:font-size-complex="12pt" style:language-complex="hi" style:country-complex="IN"/>
    </style:style>
    <style:style style:name="P19" style:family="paragraph" style:parent-style-name="Heading_20_4" style:list-style-name="L9">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0" style:family="paragraph" style:parent-style-name="Heading_20_1" style:list-style-name="L10">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21" style:family="paragraph" style:parent-style-name="Heading_20_3" style:list-style-name="L10">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22" style:family="paragraph" style:parent-style-name="Heading_20_4" style:list-style-name="L11">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3" style:family="paragraph" style:parent-style-name="Heading_20_4" style:list-style-name="L12">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4" style:family="paragraph" style:parent-style-name="Heading_20_3" style:list-style-name="L13">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25" style:family="paragraph" style:parent-style-name="Heading_20_4" style:list-style-name="L14">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6" style:family="paragraph" style:parent-style-name="Heading_20_3" style:list-style-name="L15">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27" style:family="paragraph" style:parent-style-name="Heading_20_4" style:list-style-name="L16">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8" style:family="paragraph" style:parent-style-name="Heading_20_4" style:list-style-name="L17">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9" style:family="paragraph" style:parent-style-name="Text_20_body">
      <style:text-properties fo:color="#000000" loext:opacity="100%" style:font-name="Liberation Serif" fo:font-size="12pt" fo:language="de" fo:country="DE" officeooo:rsid="001168c5" officeooo:paragraph-rsid="001168c5" style:font-name-asian="Droid Sans Fallback" style:font-name-complex="Droid Sans Devanagari" style:font-size-complex="12pt" style:language-complex="hi" style:country-complex="IN"/>
    </style:style>
    <style:style style:name="P30" style:family="paragraph" style:parent-style-name="Heading_20_1" style:list-style-name="L18">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31" style:family="paragraph" style:parent-style-name="Heading_20_3" style:list-style-name="L18">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32" style:family="paragraph" style:parent-style-name="Heading_20_4" style:list-style-name="L19">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33" style:family="paragraph" style:parent-style-name="Heading_20_3" style:list-style-name="L20">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34" style:family="paragraph" style:parent-style-name="Heading_20_3" style:list-style-name="L21">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35" style:family="paragraph" style:parent-style-name="Heading_20_4" style:list-style-name="L22">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36" style:family="paragraph" style:parent-style-name="Heading_20_1" style:list-style-name="L23">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37" style:family="paragraph" style:parent-style-name="Heading_20_3" style:list-style-name="L23">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38" style:family="paragraph" style:parent-style-name="Table_20_Contents">
      <style:text-properties fo:color="#000000" loext:opacity="100%" style:font-name="Liberation Serif" fo:font-size="12pt" fo:language="en" fo:country="US" style:font-name-asian="Droid Sans Fallback" style:font-name-complex="Droid Sans Devanagari" style:font-size-complex="12pt" style:language-complex="hi" style:country-complex="IN"/>
    </style:style>
    <style:style style:name="P39" style:family="paragraph" style:parent-style-name="Table_20_Contents">
      <style:text-properties fo:color="#000000" loext:opacity="100%" style:font-name="Liberation Serif" fo:font-size="12pt" fo:language="en" fo:country="US" fo:font-style="normal" style:font-name-asian="Droid Sans Fallback" style:font-name-complex="Droid Sans Devanagari" style:font-size-complex="12pt" style:language-complex="hi" style:country-complex="IN"/>
    </style:style>
    <style:style style:name="P40" style:family="paragraph" style:parent-style-name="Heading_20_3" style:list-style-name="L24">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1" style:family="paragraph" style:parent-style-name="Heading_20_3" style:list-style-name="L25">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2" style:family="paragraph" style:parent-style-name="Heading_20_3" style:list-style-name="L26">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3" style:family="paragraph" style:parent-style-name="Heading_20_3" style:list-style-name="L27">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4" style:family="paragraph" style:parent-style-name="Heading_20_3" style:list-style-name="L28">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5" style:family="paragraph" style:parent-style-name="Heading_20_1" style:list-style-name="L29">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46" style:family="paragraph" style:parent-style-name="Heading_20_3" style:list-style-name="L29">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7" style:family="paragraph" style:parent-style-name="Table_20_Contents">
      <style:text-properties fo:color="#000000" loext:opacity="100%" style:font-name="Liberation Serif" fo:font-size="12pt" fo:language="en" fo:country="US" fo:font-weight="bold" style:font-name-asian="Droid Sans Fallback" style:font-name-complex="Droid Sans Devanagari" style:font-size-complex="12pt" style:language-complex="hi" style:country-complex="IN"/>
    </style:style>
    <style:style style:name="P48" style:family="paragraph" style:parent-style-name="Standard">
      <style:text-properties style:use-window-font-color="true" loext:opacity="0%" style:font-name="Liberation Serif" fo:font-size="12pt" fo:language="en" fo:country="US" fo:font-weight="normal" fo:background-color="transparent" style:font-name-asian="Droid Sans Fallback" style:font-name-complex="Droid Sans Devanagari" style:font-size-complex="12pt" style:language-complex="hi" style:country-complex="IN"/>
    </style:style>
    <style:style style:name="P49" style:family="paragraph" style:parent-style-name="Table_20_Contents">
      <style:text-properties style:use-window-font-color="true" loext:opacity="0%" style:font-name="Liberation Serif" fo:font-size="12pt" fo:language="en" fo:country="US" fo:background-color="transparent" style:font-name-asian="Droid Sans Fallback" style:font-name-complex="Droid Sans Devanagari" style:font-size-complex="12pt" style:language-complex="hi" style:country-complex="IN"/>
    </style:style>
    <style:style style:name="P50" style:family="paragraph" style:parent-style-name="Table_20_Contents">
      <style:text-properties fo:font-variant="normal" fo:text-transform="none" style:use-window-font-color="true" loext:opacity="0%" style:font-name="Liberation Serif" fo:font-size="12pt" fo:letter-spacing="normal" fo:language="en" fo:country="US" fo:font-style="normal" fo:font-weight="normal" fo:background-color="transparent" style:font-name-asian="Droid Sans Fallback" style:font-name-complex="Droid Sans Devanagari" style:font-size-complex="12pt" style:language-complex="hi" style:country-complex="IN"/>
    </style:style>
    <style:style style:name="P51" style:family="paragraph" style:parent-style-name="Heading_20_3" style:list-style-name="L30">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2" style:family="paragraph" style:parent-style-name="Heading_20_3" style:list-style-name="L31">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3" style:family="paragraph" style:parent-style-name="Heading_20_3" style:list-style-name="L32">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4" style:family="paragraph" style:parent-style-name="Heading_20_4" style:list-style-name="L33">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55" style:family="paragraph" style:parent-style-name="Heading_20_3" style:list-style-name="L34">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6" style:family="paragraph" style:parent-style-name="Text_20_body">
      <style:text-properties fo:color="#000000" loext:opacity="100%" style:font-name="Liberation Serif" fo:font-size="12pt" fo:language="en" fo:country="US" officeooo:rsid="000fe0ab" officeooo:paragraph-rsid="000fe0ab" style:font-name-asian="Droid Sans Fallback" style:font-name-complex="Droid Sans Devanagari" style:font-size-complex="12pt" style:language-complex="hi" style:country-complex="IN"/>
    </style:style>
    <style:style style:name="P57" style:family="paragraph" style:parent-style-name="Heading_20_1" style:list-style-name="L35">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58" style:family="paragraph" style:parent-style-name="Heading_20_3" style:list-style-name="L35">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9" style:family="paragraph" style:parent-style-name="Heading_20_3" style:list-style-name="L36">
      <style:text-properties fo:color="#000000" loext:opacity="100%" style:font-name="Liberation Sans" fo:font-size="14pt" fo:language="en" fo:country="US" fo:font-style="normal" fo:font-weight="bold" style:font-name-asian="Droid Sans Fallback" style:font-name-complex="Droid Sans Devanagari" style:font-size-complex="14pt" style:language-complex="hi" style:country-complex="IN"/>
    </style:style>
    <style:style style:name="P60" style:family="paragraph" style:parent-style-name="Heading_20_1" style:list-style-name="L37">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61" style:family="paragraph" style:parent-style-name="Heading_20_3" style:list-style-name="L38">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62" style:family="paragraph" style:parent-style-name="Heading_20_4" style:list-style-name="L38">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63" style:family="paragraph" style:parent-style-name="Heading_20_3" style:list-style-name="L39">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T19" style:family="text">
      <style:text-properties fo:font-size="24pt" fo:language="de" fo:country="DE" style:font-size-complex="24pt"/>
    </style:style>
    <style:style style:name="T20" style:family="text">
      <style:text-properties fo:language="de" fo:country="DE"/>
    </style:style>
    <style:style style:name="T21" style:family="text">
      <style:text-properties fo:language="de" fo:country="DE" fo:font-style="italic"/>
    </style:style>
    <style:style style:name="T22" style:family="text">
      <style:text-properties fo:color="#3465a4" loext:opacity="100%" fo:language="de" fo:country="DE"/>
    </style:style>
    <style:style style:name="T23" style:family="text">
      <style:text-properties fo:color="#3465a4" loext:opacity="100%" fo:language="de" fo:country="DE" fo:font-style="italic"/>
    </style:style>
    <style:style style:name="T24" style:family="text">
      <style:text-properties style:font-name="Liberation Sans" fo:font-size="14pt" fo:language="de" fo:country="DE" fo:font-weight="bold" style:font-name-asian="Droid Sans Fallback" style:font-name-complex="Droid Sans Devanagari" style:font-size-complex="14pt"/>
    </style:style>
    <style:style style:name="T25" style:family="text">
      <style:text-properties fo:language="de" fo:country="DE" fo:font-style="normal"/>
    </style:style>
    <style:style style:name="T26" style:family="text">
      <style:text-properties style:use-window-font-color="true" loext:opacity="0%" fo:font-family="'JetBrains Mono'" fo:font-size="10pt" fo:font-style="normal" fo:font-weight="normal" style:font-family-complex="'JetBrains Mono'"/>
    </style:style>
    <style:style style:name="T27" style:family="text">
      <style:text-properties fo:color="#000000" loext:opacity="100%" fo:language="de" fo:country="DE"/>
    </style:style>
    <style:style style:name="T28" style:family="text">
      <style:text-properties fo:color="#000000" loext:opacity="100%" fo:language="de" fo:country="DE" fo:font-style="italic"/>
    </style:style>
    <style:style style:name="T29" style:family="text">
      <style:text-properties fo:color="#000000" loext:opacity="100%" fo:language="de" fo:country="DE" fo:font-style="normal"/>
    </style:style>
    <style:style style:name="T30" style:family="text">
      <style:text-properties fo:font-family="'Nimbus Mono PS'" fo:language="de" fo:country="DE" fo:background-color="#a9a9a9" loext:char-shading-value="0" style:font-family-asian="'Nimbus Mono PS'" style:font-family-complex="'Nimbus Mono PS'"/>
    </style:style>
    <style:style style:name="T31" style:family="text">
      <style:text-properties fo:language="de" fo:country="DE" fo:font-weight="bold"/>
    </style:style>
    <style:style style:name="T32" style:family="text">
      <style:text-properties fo:font-family="'Droid Sans Mono'" fo:font-size="10.5pt" fo:language="de" fo:country="DE"/>
    </style:style>
    <style:style style:name="T33" style:family="text">
      <style:text-properties fo:font-family="'Droid Sans Mono'" fo:font-size="10.5pt" fo:language="de" fo:country="DE" fo:font-weight="normal"/>
    </style:style>
    <style:style style:name="T34" style:family="text">
      <style:text-properties fo:font-family="apple-system" fo:font-size="10.5pt" fo:language="de" fo:country="DE"/>
    </style:style>
    <style:style style:name="T35" style:family="text">
      <style:text-properties fo:font-variant="normal" fo:text-transform="none" fo:font-family="apple-system" fo:font-size="10.5pt" fo:letter-spacing="normal" fo:language="de" fo:country="DE" fo:font-style="normal" fo:font-weight="normal"/>
    </style:style>
    <style:style style:name="T36" style:family="text">
      <style:text-properties fo:language="de" fo:country="DE" fo:font-style="italic" style:font-style-asian="italic" style:font-style-complex="italic"/>
    </style:style>
    <style:style style:name="T37" style:family="text">
      <style:text-properties fo:language="de" fo:country="DE" fo:font-style="normal" style:font-style-asian="normal" style:font-style-complex="normal"/>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Programmentwurf</text:span><text:span text:style-name="T19"/></text:p>
      <text:p text:style-name="P2"><text:span text:style-name="T19">Spyter</text:span><text:span text:style-name="T19"/></text:p>
      <text:p text:style-name="P2"><text:span text:style-name="T20"/></text:p>
      <text:p text:style-name="P2"><text:span text:style-name="T20">Name: Lawall, Tobias und Hennemann, Finn<text:line-break/>Martrikelnummer: [MNR]</text:span><text:span text:style-name="T20"/></text:p>
      <text:p text:style-name="P2"><text:span text:style-name="T20"/></text:p>
      <text:p text:style-name="P2"><text:span text:style-name="T20"/></text:p>
      <text:p text:style-name="P2"><text:span text:style-name="T20">Abgabedatum: [DATUM]</text:span><text:span text:style-name="T20"/></text:p>
      <text:p text:style-name="P2"><text:span text:style-name="T20"/></text:p>
      <text:list text:style-name="L1">
        <text:list-item>
          <text:p text:style-name="P3"><text:span text:style-name="T20"/></text:p>
        </text:list-item>
      </text:list>
      <text:p text:style-name="P4"><text:span text:style-name="T20">Allgemeine Anmerkungen: </text:span><text:span text:style-name="T21"/></text:p>
      <text:list text:style-name="WWNum1">
        <text:list-item>
          <text:p text:style-name="P5"><text:span text:style-name="T20">es darf nicht auf andere Kapitel als Leistungsnachweis verwiesen werden (z.B. in der Form “XY wurde schon in Kapitel 2 behandelt, daher hier keine Ausführung”)</text:span><text:span text:style-name="T21"/></text:p>
        </text:list-item>
        <text:list-item>
          <text:p text:style-name="P5"><text:span text:style-name="T20">alles muss in UTF-8 codiert sein (Text und Code)</text:span><text:span text:style-name="T21"/></text:p>
        </text:list-item>
        <text:list-item>
          <text:p text:style-name="P5"><text:span text:style-name="T20">sollten mündliche Aussagen den schriftlichen Aufgaben widersprechen, gelten die schriftlichen Aufgaben (ggf. an Anpassung der schriftlichen Aufgaben erinnern!)</text:span><text:span text:style-name="T21"/></text:p>
        </text:list-item>
        <text:list-item>
          <text:p text:style-name="P5"><text:span text:style-name="T20">alles muss ins Repository (Code, Ausarbeitung und alles was damit zusammenhängt)</text:span><text:span text:style-name="T21"/></text:p>
        </text:list-item>
        <text:list-item>
          <text:p text:style-name="P5"><text:span text:style-name="T20">die Beispiele sollten wenn möglich vom aktuellen Stand genommen werden</text:span><text:span text:style-name="T21"/></text:p>
          <text:list>
            <text:list-item>
              <text:p text:style-name="P5"><text:span text:style-name="T20">finden sich dort keine entsprechenden Beispiele, dürfen auch ältere Commits unter Verweis auf den Commit verwendet werden </text:span><text:span text:style-name="T21"/></text:p>
            </text:list-item>
            <text:list-item>
              <text:p text:style-name="P5"><text:span text:style-name="T20">Ausnahme: beim Kapitel “Refactoring” darf von vorne herein aus allen Ständen frei gewählt werden (mit Verweis auf den entsprechenden Commit)</text:span><text:span text:style-name="T21"/></text:p>
            </text:list-item>
          </text:list>
        </text:list-item>
        <text:list-item>
          <text:p text:style-name="P5"><text:span text:style-name="T20">falls verlangte Negativ-Beispiele nicht vorhanden sind, müssen entsprechend mehr Positiv-Beispiele gebracht werden</text:span><text:span text:style-name="T21"/></text:p>
          <text:list>
            <text:list-item>
              <text:p text:style-name="P5"><text:span text:style-name="T20">Achtung: werden im Code entsprechende Negativ-Beispiele gefunden, gibt es keine Punkte für die zusätzlichen Positiv-Beispiele</text:span><text:span text:style-name="T21"/></text:p>
            </text:list-item>
            <text:list-item>
              <text:p text:style-name="P5"><text:span text:style-name="T20">Beispiele</text:span><text:span text:style-name="T21"/></text:p>
              <text:list>
                <text:list-item>
                  <text:p text:style-name="P5"><text:span text:style-name="T20">“Nennen Sie jeweils eine Klasse, die das SRP einhält bzw. verletzt.”</text:span><text:span text:style-name="T21"/></text:p>
                  <text:list>
                    <text:list-item>
                      <text:p text:style-name="P5"><text:span text:style-name="T20">Antwort: Es gibt keine Klasse, die SRP verletzt, daher hier 2 Klassen, die SRP einhalten: [Klasse 1], [Klasse 2]</text:span><text:span text:style-name="T21"/></text:p>
                    </text:list-item>
                    <text:list-item>
                      <text:p text:style-name="P5"><text:span text:style-name="T20">Bewertung: falls im Code tatsächlich keine Klasse das SRP verletzt: volle Punktzahl ODER falls im Code mind. eine Klasse SRP verletzt: halbe Punktzahl</text:span><text:span text:style-name="T21"/></text:p>
                    </text:list-item>
                  </text:list>
                </text:list-item>
              </text:list>
            </text:list-item>
          </text:list>
        </text:list-item>
        <text:list-item>
          <text:p text:style-name="P5"><text:span text:style-name="T20">verlangte Positiv-Beispiele müssen gebracht werden</text:span><text:span text:style-name="T21"/></text:p>
        </text:list-item>
        <text:list-item>
          <text:p text:style-name="P5"><text:span text:style-name="T20">Code-Beispiel = Code in das Dokument kopieren</text:span><text:span text:style-name="T21"/></text:p>
        </text:list-item>
      </text:list>
      <text:p text:style-name="P6"><text:span text:style-name="T21"/></text:p>
      <text:p text:style-name="P6"><text:span text:style-name="T21"/></text:p>
      <text:list text:style-name="L2">
        <text:list-item>
          <text:p text:style-name="P7"><text:span text:style-name="T20">Kapitel 1: Einführung</text:span><text:span text:style-name="T20"/></text:p>
        </text:list-item>
        <text:list-item>
          <text:p text:style-name="P8"><text:span text:style-name="T20">Übersicht über die Applikation</text:span><text:span text:style-name="T20"/></text:p>
        </text:list-item>
      </text:list>
      <text:p text:style-name="P9"><text:span text:style-name="T20">Spyter ist ein Programm, um das Schnelle Abtippen von Texten zu trainieren. Man erhält eine „Übung“ (einen Text) und muss das Angezeigte möglichst schnell selber tippen. Am Ende werden Statistiken bzgl. Fehler und Geschwindigkeit angezeigt. </text:span><text:span text:style-name="T20"/></text:p>
      <text:p text:style-name="P9"><text:span text:style-name="T20">Außerdem kann eine Übung auch mit mehreren Teilnehmenden im Wettbewerb durchgeführt werden. </text:span><text:soft-page-break/><text:span text:style-name="T20">Dabei bearbeiten alle die gleiche Übung gleichzeitig, sodass abschließende Statistiken verglichen werden können.</text:span><text:span text:style-name="T20"/></text:p>
      <text:list text:style-name="L3">
        <text:list-item>
          <text:p text:style-name="P10"><text:span text:style-name="T20">Wie startet man die Applikation?</text:span><text:span text:style-name="T20"/></text:p>
        </text:list-item>
      </text:list>
      <text:p text:style-name="P6"><text:span text:style-name="T22">[Wie startet man die Applikation? Welche Voraussetzungen werden benötigt? Schritt-für-Schritt-Anleitung]</text:span><text:span text:style-name="T23"/></text:p>
      <text:list text:style-name="L4">
        <text:list-item>
          <text:p text:style-name="P11"><text:span text:style-name="T20">Wie testet man die Applikation?</text:span><text:span text:style-name="T20"/></text:p>
        </text:list-item>
      </text:list>
      <text:p text:style-name="P6"><text:span text:style-name="T22">[Wie testet man die Applikation? Welche Voraussetzungen werden benötigt? Schritt-für-Schritt-Anleitung]</text:span><text:span text:style-name="T23"/></text:p>
      <text:p text:style-name="P6"><text:span text:style-name="T23"/></text:p>
      <text:list text:style-name="L5">
        <text:list-item>
          <text:p text:style-name="P12"><text:span text:style-name="T20">Kapitel 2: Clean Architecture</text:span><text:span text:style-name="T20"/></text:p>
        </text:list-item>
        <text:list-item>
          <text:p text:style-name="P13"><text:span text:style-name="T20">Was ist Clean Architecture?</text:span><text:span text:style-name="T20"/></text:p>
        </text:list-item>
      </text:list>
      <text:p text:style-name="P9"><text:span text:style-name="T23">[allgemeine Beschreibung der Clean Architecture in eigenen Worten]</text:span><text:span text:style-name="T23"/></text:p>
      <text:p text:style-name="P9"><text:span text:style-name="T20">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der eigenen oder inneren Schichten aufrufen dürfen (Dependency Rule). </text:span><text:span text:style-name="T20"/></text:p>
      <text:p text:style-name="P9"><text:span text:style-name="T20">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span><text:span text:style-name="T20"/></text:p>
      <text:list text:style-name="L6">
        <text:list-item>
          <text:p text:style-name="P14"><text:span text:style-name="T20">Analyse der Dependency Rule</text:span><text:span text:style-name="T20"/></text:p>
        </text:list-item>
      </text:list>
      <text:p text:style-name="P6"><text:span text:style-name="T22">[(1 Klasse, die die Dependency Rule einhält und eine Klasse, die die Dependency Rule verletzt); <text:s text:c="2"/>jeweils UML der Klasse und Analyse der Abhängigkeiten in beide Richtungen (d.h., von wem hängt die Klasse ab und wer hängt von der Klasse ab) in Bezug auf die Dependency Rule]</text:span><text:span text:style-name="T23"/></text:p>
      <text:list text:style-name="L7">
        <text:list-item>
          <text:p text:style-name="P15"><text:span text:style-name="T20">Positiv-Beispiel: Dependency Rule</text:span><text:span text:style-name="T20"/></text:p>
        </text:list-item>
        <text:list-item>
          <text:p text:style-name="P15"><text:span text:style-name="T20">Negativ-Beispiel: Dependency Rule</text:span><text:span text:style-name="T20"/></text:p>
        </text:list-item>
        <text:list-item>
          <text:p text:style-name="P16"><text:span text:style-name="T20">Analyse der Schichten</text:span><text:span text:style-name="T24"/></text:p>
        </text:list-item>
      </text:list>
      <text:p text:style-name="P6"><text:span text:style-name="T22">[jeweils 1 Klasse zu 2 unterschiedlichen Schichten der Clean-Architecture: jeweils UML der Klasse (ggf. auch zusammenspielenden Klassen), Beschreibung der Aufgabe, Einordnung mit Begründung in die Clean-Architecture]</text:span><text:span text:style-name="T23"/></text:p>
      <text:list text:style-name="L8">
        <text:list-item>
          <text:p text:style-name="P17"><text:span text:style-name="T20">Schicht: Domain</text:span><text:span text:style-name="T20"/></text:p>
        </text:list-item>
      </text:list>
      <text:p text:style-name="P9"><text:soft-page-break/><text:span text:style-name="T20">Klasse: SpyterCharacter</text:span><text:span text:style-name="T20"/></text:p>
      <text:p text:style-name="P9"><text:span text:style-name="T20">Aufgabe: Diese Klasse ist 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span><text:span text:style-name="T20"/></text:p>
      <text:p text:style-name="P6"><text:span text:style-name="T20">Warum in der Domain Schicht?</text:span><text:span text:style-name="T21"/></text:p>
      <text:p text:style-name="P18"><text:span text:style-name="T20">Diese Klasse ist ein Value Object und stellt einen elementaren Teil der Domain dar. Es wird sichergestellt, das die genutzten Zeichen in der Domain zulässig sind und weitere Attribute (Trennzeichen, etc.) enthalten. Somit muss diese Klasse in der Domain liegen. </text:span><text:span text:style-name="T25"/></text:p>
      <text:p text:style-name="P6"><text:span text:style-name="T22">[UML]</text:span><text:span text:style-name="T23"/></text:p>
      <text:list text:style-name="L9">
        <text:list-item>
          <text:p text:style-name="P19"><text:span text:style-name="T20">Schicht: Plugin</text:span><text:span text:style-name="T20"/></text:p>
        </text:list-item>
      </text:list>
      <text:p text:style-name="P9"><text:span text:style-name="T20">Klasse: CharacterDomainImpl</text:span><text:span text:style-name="T20"/></text:p>
      <text:p text:style-name="P9"><text:span text:style-name="T20">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span><text:span text:style-name="T20"/></text:p>
      <text:p text:style-name="P9"><text:span text:style-name="T20">Generell bietet diese Klasse die implementierte Schnittstelle der CharacterDomain (in der Domain Schicht) um die Umwandlung von Java-Characters zu Domain-Internen Zeichen zu ermöglichen. </text:span><text:span text:style-name="T20"/></text:p>
      <text:p text:style-name="P6"><text:span text:style-name="T20">Warum in der Plugin Schicht?</text:span><text:span text:style-name="T21"/></text:p>
      <text:p text:style-name="P18"><text:span text:style-name="T20">Der Inhalt dieser Klasse hängt stark von Tastatur-Layouts und üblicherweise genutzten Zeichen ab. Dementsprechend wird erwartet, dass mit der Zeit Änderungen vorgenommen werden müssen. Somit eignet sich die Einordnung in die Plugin Schicht. </text:span><text:span text:style-name="T25"/></text:p>
      <text:p text:style-name="P6"><text:span text:style-name="T22">[UML]</text:span><text:span text:style-name="T23"/></text:p>
      <text:list text:style-name="L10">
        <text:list-item>
          <text:p text:style-name="P20"><text:span text:style-name="T20">Kapitel 3: SOLID</text:span><text:span text:style-name="T20"/></text:p>
        </text:list-item>
        <text:list-item>
          <text:p text:style-name="P21"><text:span text:style-name="T20">Analyse Single-Responsibility-Principle (SRP)</text:span><text:span text:style-name="T20"/></text:p>
        </text:list-item>
      </text:list>
      <text:p text:style-name="P6"><text:span text:style-name="T22">[jeweils eine Klasse als positives und negatives Beispiel für SRP; <text:s/>jeweils UML der Klasse und Beschreibung der Aufgabe bzw. der Aufgaben und möglicher Lösungsweg des Negativ-Beispiels (inkl. UML)]</text:span><text:span text:style-name="T23"/></text:p>
      <text:list text:style-name="L11">
        <text:list-item>
          <text:p text:style-name="P22"><text:span text:style-name="T20">Positiv-Beispiel</text:span><text:span text:style-name="T20"/></text:p>
        </text:list-item>
      </text:list>
      <text:p text:style-name="P9"><text:span text:style-name="T20">Klasse: </text:span><text:span text:style-name="T26">TypedCharacter</text:span></text:p>
      <text:p text:style-name="P2"><text:span text:style-name="T20">Diese Klasse stellt ein geschriebenes Zeichen dar und enthält das entsprechende Zeichen und den dazugehörigen CorrectionType. Somit ist der einzige Nutzen, den Korrekturzustand eines Zeichens in </text:span><text:soft-page-break/><text:span text:style-name="T20">einem Text während einer Übung zu speichern. </text:span><text:span text:style-name="T20"/></text:p>
      <text:list text:style-name="L12">
        <text:list-item>
          <text:p text:style-name="P23"><text:span text:style-name="T20">Negativ-Beispiel</text:span><text:span text:style-name="T20"/></text:p>
        </text:list-item>
      </text:list>
      <text:p text:style-name="P9"><text:span text:style-name="T20">Klasse: CharacterDomainImpl (Interface: CharacterDomain)</text:span><text:span text:style-name="T20"/></text:p>
      <text:p text:style-name="P9"><text:span text:style-name="T20">Aufgaben: Diese Klasse hat die Aufgaben zu überprüfen, ob ein Zeichn in der Domäne zugelassen ist oder nicht, sowie festzuhalten, ob es sich dabei um ein Trennzeichen handelt und wie viele Tastenanschläge nötig sind, um das Zeichen zu tippen. </text:span><text:span text:style-name="T20"/></text:p>
      <text:p text:style-name="P9"><text:span text:style-name="T20">Lösungsweg: Um die Aufgaben zu trennen, können die Aufgaben der Tastenanschlagzahl pro Zeichen, sowie die, ob es sich um ein Trennzeichen handelt jeweils ausgelagert werden. </text:span><text:span text:style-name="T20"/></text:p>
      <text:list text:style-name="L13">
        <text:list-item>
          <text:p text:style-name="P24"><text:span text:style-name="T20">Analyse Open-Closed-Principle (OCP)</text:span><text:span text:style-name="T20"/></text:p>
        </text:list-item>
      </text:list>
      <text:p text:style-name="P6"><text:span text:style-name="T22">[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span><text:span text:style-name="T23"/></text:p>
      <text:list text:style-name="L14">
        <text:list-item>
          <text:p text:style-name="P25"><text:span text:style-name="T20">Positiv-Beispiel</text:span><text:span text:style-name="T27"/></text:p>
        </text:list-item>
        <text:list-item>
          <text:p text:style-name="P25"><text:span text:style-name="T20">Negativ-Beispiel</text:span><text:span text:style-name="T28"/></text:p>
        </text:list-item>
      </text:list>
      <text:p text:style-name="P6"><text:span text:style-name="T28"/></text:p>
      <text:list text:style-name="L15">
        <text:list-item>
          <text:p text:style-name="P26"><text:span text:style-name="T20">Analyse Liskov-Substitution- (LSP), Interface-Segreggation- (ISP), Dependency-Inversion-Principle (DIP)</text:span><text:span text:style-name="T20"/></text:p>
        </text:list-item>
      </text:list>
      <text:p text:style-name="P6"><text:span text:style-name="T22">[jeweils eine Klasse als positives und negatives Beispiel für entweder LSP oder ISP oder DIP); <text:s/>jeweils UML der Klasse und Begründung, warum man hier das Prinzip erfüllt/nicht erfüllt wird]</text:span><text:span text:style-name="T23"/></text:p>
      <text:p text:style-name="P6"><text:span text:style-name="T22">[Anm.: es darf nur ein Prinzip ausgewählt werden; es darf NICHT z.B. ein positives Beispiel für LSP und ein negatives Beispiel für ISP genommen werden]</text:span><text:span text:style-name="T23"/></text:p>
      <text:list text:style-name="L16">
        <text:list-item>
          <text:p text:style-name="P27"><text:span text:style-name="T20">Positiv-Beispiel (Dependency-Inversion-Principle)</text:span><text:span text:style-name="T20"/></text:p>
        </text:list-item>
      </text:list>
      <text:p text:style-name="P9"><text:span text:style-name="T20">Klasse: CharacterDomainImpl (Interface: CharacterDomain)</text:span><text:span text:style-name="T20"/></text:p>
      <text:p text:style-name="P9"><text:span text:style-name="T20">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span><text:span text:style-name="T20"/></text:p>
      <text:p text:style-name="P9"><text:span text:style-name="T20">In der Plugin Schicht liegt eine Implementierung dieses Inerfaces (CharacterDomainImpl). Trotzdem wird das Interface schon in der Domain-Schicht aufgerufen (beispielsweise in der SpyterCharacter Klasse).</text:span><text:span text:style-name="T20"/></text:p>
      <text:list text:style-name="L17">
        <text:list-item>
          <text:p text:style-name="P28"><text:span text:style-name="T20">Negativ-Beispiel</text:span><text:span text:style-name="T20"/></text:p>
        </text:list-item>
      </text:list>
      <text:p text:style-name="P29">Klasse: TextProgress (genutzt in Exercise)</text:p>
      <text:p text:style-name="P29">Um ein Objekt der Klasse Exercise zu erzeugen muss ein Objekt der Klasse TextProgress übergeben <text:soft-page-break/>werden. Da hier kein Interface sondern eine Instanz einer expliziten Klasse erwartet wird, die in der gleichen Schicht implementiert ist, ist das DIP nicht erfüllt. </text:p>
      <text:list text:style-name="L18">
        <text:list-item>
          <text:p text:style-name="P30"><text:span text:style-name="T20">Kapitel 4: Weitere Prinzipien</text:span><text:span text:style-name="T20"/></text:p>
        </text:list-item>
        <text:list-item>
          <text:p text:style-name="P31"><text:span text:style-name="T20">Analyse GRASP: Geringe Kopplung</text:span><text:span text:style-name="T20"/></text:p>
        </text:list-item>
      </text:list>
      <text:p text:style-name="P6"><text:span text:style-name="T22">[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span text:style-name="T23"/></text:p>
      <text:list text:style-name="L19">
        <text:list-item>
          <text:p text:style-name="P32"><text:span text:style-name="T20">[TOBI]</text:span><text:span text:style-name="T20"/></text:p>
        </text:list-item>
        <text:list-item>
          <text:p text:style-name="P32"><text:span text:style-name="T20">Positiv-Beispiel</text:span><text:span text:style-name="T20"/></text:p>
        </text:list-item>
        <text:list-item>
          <text:p text:style-name="P32"><text:span text:style-name="T20">Negativ-Beispiel</text:span><text:span text:style-name="T28"/></text:p>
        </text:list-item>
      </text:list>
      <text:p text:style-name="P6"><text:span text:style-name="T28"/></text:p>
      <text:list text:style-name="L20">
        <text:list-item>
          <text:p text:style-name="P33"><text:span text:style-name="T20">Analyse GRASP: Hohe Kohäsion</text:span><text:span text:style-name="T20"/></text:p>
        </text:list-item>
      </text:list>
      <text:p text:style-name="P6"><text:span text:style-name="T22">[eine Klasse als positives Beispiel hoher Kohäsion; UML Diagramm und Begründung, warum die Kohäsion hoch ist]</text:span><text:span text:style-name="T23"/></text:p>
      <text:list text:style-name="L21">
        <text:list-item>
          <text:p text:style-name="P34"><text:span text:style-name="T20">Don’t Repeat Yourself (DRY)</text:span><text:span text:style-name="T20"/></text:p>
        </text:list-item>
      </text:list>
      <text:p text:style-name="P9"><text:span text:style-name="T23">[ein Commit angeben, bei dem duplizierter Code/duplizierte Logik aufgelöst wurde; Code-Beispiele (vorher/nachher); begründen und Auswirkung beschreiben]</text:span><text:span text:style-name="T23"/></text:p>
      <text:list text:style-name="L22">
        <text:list-item>
          <text:p text:style-name="P35"><text:span text:style-name="T20">[TOBI]</text:span><text:span text:style-name="T20"/></text:p>
        </text:list-item>
      </text:list>
      <text:p text:style-name="P9"><text:span text:style-name="T20"/></text:p>
      <text:list text:style-name="L23">
        <text:list-item>
          <text:p text:style-name="P36"><text:span text:style-name="T20">Kapitel 5: Unit Tests</text:span><text:span text:style-name="T20"/></text:p>
        </text:list-item>
        <text:list-item>
          <text:p text:style-name="P37"><text:span text:style-name="T20">10 Unit Tests</text:span><text:span text:style-name="T20"/></text:p>
        </text:list-item>
      </text:list>
      <text:p text:style-name="P6"><text:span text:style-name="T22">[Nennung von 10 Unit-Tests und Beschreibung, was getestet wird]</text:span><text:span text:style-name="T23"/></text:p>
      <table:table table:name="Tabelle1" table:style-name="Tabelle1">
        <table:table-column table:style-name="Tabelle1.A"/>
        <table:table-column table:style-name="Tabelle1.B"/>
        <table:table-row>
          <table:table-cell table:style-name="Tabelle1.A1" office:value-type="string">
            <text:p text:style-name="P38"><text:span text:style-name="T20">Unit Test</text:span><text:span text:style-name="T20"/></text:p>
          </table:table-cell>
          <table:table-cell table:style-name="Tabelle1.B1" office:value-type="string">
            <text:p text:style-name="P38"><text:span text:style-name="T20">Beschreibung</text:span><text:span text:style-name="T20"/></text:p>
          </table:table-cell>
        </table:table-row>
        <table:table-row>
          <table:table-cell table:style-name="Tabelle1.A2" office:value-type="string">
            <text:p text:style-name="P39"><text:span text:style-name="T20">SpyterTextTest#getWords</text:span><text:span text:style-name="T29"/></text:p>
          </table:table-cell>
          <table:table-cell table:style-name="Tabelle1.B2" office:value-type="string">
            <text:p text:style-name="P38"><text:span text:style-name="T20">Wird der SpyterText korrekt in seine Wörter zerlegt?</text:span><text:span text:style-name="T20"/></text:p>
          </table:table-cell>
        </table:table-row>
        <table:table-row>
          <table:table-cell table:style-name="Tabelle1.A2" office:value-type="string">
            <text:p text:style-name="P38"><text:span text:style-name="T20">TextProgressTest#advance_shouldIncrementProgressIndex</text:span><text:span text:style-name="T20"/></text:p>
          </table:table-cell>
          <table:table-cell table:style-name="Tabelle1.B2" office:value-type="string">
            <text:p text:style-name="P38"><text:span text:style-name="T20">Gibt die isFinished Methode genau dann true zurück, wenn der Text fertig getippt wurde?</text:span><text:span text:style-name="T20"/></text:p>
          </table:table-cell>
        </table:table-row>
        <table:table-row>
          <table:table-cell table:style-name="Tabelle1.A2" office:value-type="string">
            <text:p text:style-name="P38"><text:span text:style-name="T20">TextProgressTest#advance_shouldRecordCorrectionType</text:span><text:span text:style-name="T20"/></text:p>
          </table:table-cell>
          <table:table-cell table:style-name="Tabelle1.B2" office:value-type="string">
            <text:p text:style-name="P38"><text:span text:style-name="T20">Wird der CorrectionType beim advance Aufruf korrkt aufgezeichnet?</text:span><text:span text:style-name="T20"/></text:p>
          </table:table-cell>
        </table:table-row>
        <text:soft-page-break/>
        <table:table-row>
          <table:table-cell table:style-name="Tabelle1.A2" office:value-type="string">
            <text:p text:style-name="P38"><text:span text:style-name="T20">TextProgressTest#isNextChar_shouldReturnTrueForMatchingCharacter</text:span><text:span text:style-name="T20"/></text:p>
          </table:table-cell>
          <table:table-cell table:style-name="Tabelle1.B2" office:value-type="string">
            <text:p text:style-name="P38"><text:span text:style-name="T20">Gibt die isNextChar Methode genau dann true zurück, wenn das übergebene Zeichen das nächste im Text ist?</text:span><text:span text:style-name="T20"/></text:p>
          </table:table-cell>
        </table:table-row>
        <table:table-row>
          <table:table-cell table:style-name="Tabelle1.A2" office:value-type="string">
            <text:p text:style-name="P38"><text:span text:style-name="T20">TextProgressTest#isNextChar_shouldReturnCorrectCharacterAfterAdvance</text:span><text:span text:style-name="T20"/></text:p>
          </table:table-cell>
          <table:table-cell table:style-name="Tabelle1.B2" office:value-type="string">
            <text:p text:style-name="P38"><text:span text:style-name="T20">Reagiert die isNextChar Mathode korrekt auf einen vorhergehenden Aufruf von advance?</text:span><text:span text:style-name="T20"/></text:p>
          </table:table-cell>
        </table:table-row>
        <table:table-row>
          <table:table-cell table:style-name="Tabelle1.A2" office:value-type="string">
            <text:p text:style-name="P38"><text:span text:style-name="T20">TextProgressTest#removeLastChar_shouldDecrementProgressIndex</text:span><text:span text:style-name="T20"/></text:p>
          </table:table-cell>
          <table:table-cell table:style-name="Tabelle1.B2" office:value-type="string">
            <text:p text:style-name="P38"><text:span text:style-name="T20">Wird nach Aufruf der removeLastChar Methode das vorhergehende Zeichen betrachtet?</text:span><text:span text:style-name="T20"/></text:p>
          </table:table-cell>
        </table:table-row>
        <table:table-row>
          <table:table-cell table:style-name="Tabelle1.A2" office:value-type="string">
            <text:p text:style-name="P38"><text:span text:style-name="T20">TextProgressTest#removeLastChar_shouldRemoveCorrectionFromList</text:span><text:span text:style-name="T20"/></text:p>
          </table:table-cell>
          <table:table-cell table:style-name="Tabelle1.B2" office:value-type="string">
            <text:p text:style-name="P38"><text:span text:style-name="T20">Wird das Correction Element aus der Liste entfernt, wenn die removeLastChar Methode aufgerufen wird?</text:span><text:span text:style-name="T20"/></text:p>
          </table:table-cell>
        </table:table-row>
        <table:table-row>
          <table:table-cell table:style-name="Tabelle1.A2" office:value-type="string">
            <text:p text:style-name="P38"><text:span text:style-name="T20">TextProgressTest#removeLastChar_shouldDoNothingAtBeginning</text:span><text:span text:style-name="T20"/></text:p>
          </table:table-cell>
          <table:table-cell table:style-name="Tabelle1.B2" office:value-type="string">
            <text:p text:style-name="P38"><text:span text:style-name="T20">Macht die removeLastChar Methode nichts zu Beginn des Textes?</text:span><text:span text:style-name="T20"/></text:p>
          </table:table-cell>
        </table:table-row>
        <table:table-row>
          <table:table-cell table:style-name="Tabelle1.A2" office:value-type="string">
            <text:p text:style-name="P38"><text:span text:style-name="T20">TextProgress#isFinished_shouldReturnFalseAfterRemoveLastChar</text:span><text:span text:style-name="T20"/></text:p>
          </table:table-cell>
          <table:table-cell table:style-name="Tabelle1.B2" office:value-type="string">
            <text:p text:style-name="P38"><text:span text:style-name="T20">Gibt die isFinished Methode false zurück, wenn das letzte Zeichen wieder entfernt wurde?</text:span><text:span text:style-name="T20"/></text:p>
          </table:table-cell>
        </table:table-row>
        <table:table-row table:style-name="Tabelle1.11">
          <table:table-cell table:style-name="Tabelle1.A2" office:value-type="string">
            <text:p text:style-name="P38"><text:span text:style-name="T20">TextProgress#getTypedText_shouldReturnCorrectText</text:span><text:span text:style-name="T20"/></text:p>
          </table:table-cell>
          <table:table-cell table:style-name="Tabelle1.B2" office:value-type="string">
            <text:p text:style-name="P38"><text:span text:style-name="T20">Gibt die getTypedText Methode den Korrekten Text mit entsprechend eingetragenen CorrectionTypes zurück?</text:span><text:span text:style-name="T20"/></text:p>
          </table:table-cell>
        </table:table-row>
      </table:table>
      <text:p text:style-name="P6"><text:span text:style-name="T21"/></text:p>
      <text:list text:style-name="L24">
        <text:list-item>
          <text:p text:style-name="P40"><text:span text:style-name="T20"><text:tab/>ATRIP: Automatic</text:span><text:span text:style-name="T20"/></text:p>
        </text:list-item>
      </text:list>
      <text:p text:style-name="P9"><text:span text:style-name="T23">[Begründung/Erläuterung, wie ‘Automatic’ realisiert wurde]</text:span></text:p>
      <text:p text:style-name="P9"><text:span text:style-name="T20">Im Wurzelverzeichnis vom Repository können alle Tests mit Hilfe von Maven ausgeführt werden. Dafür muss der nur Terminal-Befehl </text:span><text:span text:style-name="T30">mvn test</text:span><text:span text:style-name="T20"> ausgeführt werden.</text:span></text:p>
      <text:list text:style-name="L25">
        <text:list-item>
          <text:p text:style-name="P41"><text:span text:style-name="T20">ATRIP: Thorough</text:span><text:span text:style-name="T20"/></text:p>
        </text:list-item>
      </text:list>
      <text:p text:style-name="P6"><text:span text:style-name="T22">[jeweils 1 positives und negatives Beispiel zu ‘Thorough’; jeweils Code-Beispiel, Analyse und Begründung, was professionell/nicht professionell ist]</text:span><text:span text:style-name="T23"/></text:p>
      <text:list text:style-name="L26">
        <text:list-item>
          <text:p text:style-name="P42"><text:span text:style-name="T20">ATRIP: Professional</text:span><text:span text:style-name="T20"/></text:p>
        </text:list-item>
      </text:list>
      <text:p text:style-name="P9"><text:span text:style-name="T23">[jeweils 1 positives und negatives Beispiel zu ‘Professional’; jeweils Code-Beispiel, Analyse und Begründung, was professionell/nicht professionell ist]</text:span><text:span text:style-name="T23"/></text:p>
      <text:list text:style-name="L27">
        <text:list-item>
          <text:p text:style-name="P43"><text:span text:style-name="T20">Code Coverage</text:span><text:span text:style-name="T20"/></text:p>
        </text:list-item>
      </text:list>
      <text:p text:style-name="P6"><text:span text:style-name="T22">[Code Coverage im Projekt analysieren und begründen]</text:span><text:span text:style-name="T23"/></text:p>
      <text:list text:style-name="L28">
        <text:list-item>
          <text:p text:style-name="P44"><text:span text:style-name="T20">Fakes und Mocks</text:span><text:span text:style-name="T20"/></text:p>
        </text:list-item>
      </text:list>
      <text:p text:style-name="P6"><text:span text:style-name="T22">[Analyse und Begründung des Einsatzes von 2 Fake/Mock-Objekten; zusätzlich jeweils UML </text:span><text:soft-page-break/><text:span text:style-name="T22">Diagramm der Klasse]</text:span><text:span text:style-name="T23"/></text:p>
      <text:p text:style-name="P6"><text:span text:style-name="T20">Beispiel 1:</text:span><text:span text:style-name="T21"/></text:p>
      <text:p text:style-name="P18"><text:span text:style-name="T20">Fake der CharacterDomain, um die Konstruktion eines SpyterCharacters zu testen. </text:span><text:span text:style-name="T25"/></text:p>
      <text:p text:style-name="P18"><text:span text:style-name="T20">In der TextProgressTest Klasse ist ein Fake der CharacterDomain, die alle Zeichen zulässt und nur das Leerzeichen als Trennsymbol markiert. So sind die Tests unabhängig von einer realen Character Domain, die sich häufig ändern kann. </text:span><text:span text:style-name="T25"/></text:p>
      <text:p text:style-name="P6"><text:span text:style-name="T20">Beispiel 2:</text:span><text:span text:style-name="T21"/></text:p>
      <text:p text:style-name="P18"><text:span text:style-name="T25"/></text:p>
      <text:list text:style-name="L29">
        <text:list-item>
          <text:p text:style-name="P45"><text:span text:style-name="T20">Kapitel 6: Domain Driven Design</text:span><text:span text:style-name="T20"/></text:p>
        </text:list-item>
        <text:list-item>
          <text:p text:style-name="P46"><text:span text:style-name="T20">Ubiquitous Language</text:span><text:span text:style-name="T20"/></text:p>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P47"><text:span text:style-name="T20">Bezeichung</text:span><text:span text:style-name="T31"/></text:p>
          </table:table-cell>
          <table:table-cell table:style-name="Tabelle2.A1" office:value-type="string">
            <text:p text:style-name="P47"><text:span text:style-name="T20">Bedeutung</text:span><text:span text:style-name="T31"/></text:p>
          </table:table-cell>
          <table:table-cell table:style-name="Tabelle2.A1" office:value-type="string">
            <text:p text:style-name="P47"><text:span text:style-name="T20">Begründung</text:span><text:span text:style-name="T31"/></text:p>
          </table:table-cell>
        </table:table-row>
        <table:table-row>
          <table:table-cell table:style-name="Tabelle2.A1" office:value-type="string">
            <text:p text:style-name="P48"><text:span text:style-name="T32">Wörter</text:span><text:span text:style-name="T33"/></text:p>
            <text:p text:style-name="P49"><text:span text:style-name="T20"/></text:p>
          </table:table-cell>
          <table:table-cell table:style-name="Tabelle2.A1" office:value-type="string">
            <text:p text:style-name="P50"><text:span text:style-name="T34">Zeichenkette, abgetrennt durch Trennzeichen – wobei Trennzeichen nicht als Teil des Wortes betrachtet werden</text:span><text:span text:style-name="T35"/></text:p>
          </table:table-cell>
          <table:table-cell table:style-name="Tabelle2.A1" office:value-type="string">
            <text:p text:style-name="P49"><text:span text:style-name="T20">Um Statistiken über die Wortanzahl bzw. Geschwindigkeit beim Tippen von Wörtern aufzustellen.</text:span><text:span text:style-name="T20"/></text:p>
          </table:table-cell>
        </table:table-row>
        <table:table-row>
          <table:table-cell table:style-name="Tabelle2.A1" office:value-type="string">
            <text:p text:style-name="P48"><text:span text:style-name="T32">Trennzeichen</text:span></text:p>
          </table:table-cell>
          <table:table-cell table:style-name="Tabelle2.A1" office:value-type="string">
            <text:p text:style-name="P50"><text:span text:style-name="T34">Zeichen, das die Grenze von Wörtern markiert</text:span><text:span text:style-name="T35"/></text:p>
          </table:table-cell>
          <table:table-cell table:style-name="Tabelle2.A1" office:value-type="string">
            <text:p text:style-name="P49"><text:span text:style-name="T20">Um Wörter aus einem Text zu extrahieren und so die Statistiken über Wörter aufzustellen.</text:span><text:span text:style-name="T20"/></text:p>
          </table:table-cell>
        </table:table-row>
        <table:table-row>
          <table:table-cell table:style-name="Tabelle2.A1" office:value-type="string">
            <text:p text:style-name="P48"><text:span text:style-name="T32">Text</text:span><text:span text:style-name="T33"/></text:p>
          </table:table-cell>
          <table:table-cell table:style-name="Tabelle2.A1" office:value-type="string">
            <text:p text:style-name="P48"><text:span text:style-name="T32">eine Folge von Zeichen</text:span><text:span text:style-name="T33"/></text:p>
            <text:p text:style-name="P49"><text:span text:style-name="T20"/></text:p>
          </table:table-cell>
          <table:table-cell table:style-name="Tabelle2.A1" office:value-type="string">
            <text:p text:style-name="P49"><text:span text:style-name="T20">Während einer Übung müssen mehrere Zeichen getippt werden. So werden diese Zusammengefasst und abstrahiert</text:span><text:span text:style-name="T20"/></text:p>
          </table:table-cell>
        </table:table-row>
        <table:table-row>
          <table:table-cell table:style-name="Tabelle2.A1" office:value-type="string">
            <text:p text:style-name="P48"><text:span text:style-name="T32">Zeichen</text:span><text:span text:style-name="T33"/></text:p>
            <text:p text:style-name="P49"><text:span text:style-name="T20"/></text:p>
          </table:table-cell>
          <table:table-cell table:style-name="Tabelle2.A1" office:value-type="string">
            <text:p text:style-name="P48"><text:span text:style-name="T32">ein UTF-8-codiertes Zeichen</text:span><text:span text:style-name="T33"/></text:p>
          </table:table-cell>
          <table:table-cell table:style-name="Tabelle2.A1" office:value-type="string">
            <text:p text:style-name="P49"><text:span text:style-name="T20">Die Übungen werden Zeichenweise korrigiert. Somit ist ein solches Zeichen elementar für die Domäne. </text:span><text:span text:style-name="T20"/></text:p>
          </table:table-cell>
        </table:table-row>
      </table:table>
      <text:p text:style-name="P6"><text:span text:style-name="T21"/></text:p>
      <text:list text:style-name="L30">
        <text:list-item>
          <text:p text:style-name="P51"><text:span text:style-name="T20">Entities</text:span><text:span text:style-name="T20"/></text:p>
        </text:list-item>
      </text:list>
      <text:p text:style-name="P6"><text:span text:style-name="T22">[UML, Beschreibung und Begründung des Einsatzes einer Entity; falls keine Entity vorhanden: ausführliche Begründung, warum es keines geben kann/hier nicht sinnvoll ist]</text:span><text:span text:style-name="T23"/></text:p>
      <text:list text:style-name="L31">
        <text:list-item>
          <text:p text:style-name="P52"><text:span text:style-name="T20">Value Objects</text:span><text:span text:style-name="T20"/></text:p>
        </text:list-item>
      </text:list>
      <text:p text:style-name="P9"><text:span text:style-name="T20">Klasse: KeyStrokeCount</text:span><text:span text:style-name="T20"/></text:p>
      <text:p text:style-name="P9"><text:span text:style-name="T20">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span><text:span text:style-name="T20"/></text:p>
      <text:p text:style-name="P6"><text:soft-page-break/><text:span text:style-name="T22">[UML]</text:span><text:span text:style-name="T23"/></text:p>
      <text:list text:style-name="L32">
        <text:list-item>
          <text:p text:style-name="P53"><text:span text:style-name="T20">Repositories</text:span><text:span text:style-name="T20"/></text:p>
        </text:list-item>
      </text:list>
      <text:p text:style-name="P6"><text:span text:style-name="T22">[UML, Beschreibung und Begründung des Einsatzes eines Repositories; falls kein Repository vorhanden: ausführliche Begründung, warum es keines geben kann/hier nicht sinnvoll ist]</text:span><text:span text:style-name="T23"/></text:p>
      <text:list text:style-name="L33">
        <text:list-item>
          <text:p text:style-name="P54"><text:span text:style-name="T20">[TOBI]</text:span><text:span text:style-name="T20"/></text:p>
        </text:list-item>
      </text:list>
      <text:p text:style-name="P9"><text:span text:style-name="T20"/></text:p>
      <text:list text:style-name="L34">
        <text:list-item>
          <text:p text:style-name="P55"><text:span text:style-name="T20">Aggregates</text:span><text:span text:style-name="T20"/></text:p>
        </text:list-item>
      </text:list>
      <text:p text:style-name="P6"><text:span text:style-name="T22">[UML, Beschreibung und Begründung des Einsatzes eines Aggregates; falls kein Aggregate vorhanden: ausführliche Begründung, warum es keines geben kann/hier nicht sinnvoll ist]</text:span><text:span text:style-name="T23"/></text:p>
      <text:p text:style-name="Standard"/>
      <text:p text:style-name="P56"><text:span text:style-name="T20">Die Klasse </text:span><text:span text:style-name="T36">TypedText</text:span><text:span text:style-name="T37"> enthälte einen SpyterText und eine Liste von CharacterCorrectionTypes. Indem diese beiden Komponenten aggregiert werden, kann die Klasse Aussagen darüber treffen, wie viele Wörter in dem Text richtig geschrieben wurden.</text:span></text:p>
      <text:list text:style-name="L35">
        <text:list-item>
          <text:p text:style-name="P57"><text:span text:style-name="T20">Kapitel 7: Refactoring</text:span><text:span text:style-name="T20"/></text:p>
        </text:list-item>
        <text:list-item>
          <text:p text:style-name="P58"><text:span text:style-name="T20">Code Smells</text:span><text:span text:style-name="T20"/></text:p>
        </text:list-item>
      </text:list>
      <text:p text:style-name="P9"><text:span text:style-name="T23">[jeweils 1 Code-Beispiel zu 2 Code Smells aus der Vorlesung; jeweils Code-Beispiel und einen möglichen Lösungsweg bzw. den genommen Lösungsweg beschreiben (inkl.</text:span><text:span text:style-name="T22"> </text:span><text:span text:style-name="T23">(Pseudo-)Code)]</text:span></text:p>
      <text:list text:style-name="L36">
        <text:list-item>
          <text:p text:style-name="P59"><text:span text:style-name="T20">2 Refactorings</text:span><text:span text:style-name="T25"/></text:p>
        </text:list-item>
      </text:list>
      <text:p text:style-name="P6"><text:span text:style-name="T22">[2 unterschiedliche Refactorings aus der Vorlesung anwenden, begründen, sowie UML vorher/nachher liefern; jeweils auf die Commits verweisen]</text:span><text:span text:style-name="T23"/></text:p>
      <text:p text:style-name="P18"><text:span text:style-name="T25"/></text:p>
      <text:list text:style-name="L37">
        <text:list-item>
          <text:p text:style-name="P60"><text:span text:style-name="T20">Kapitel 8: Entwurfsmuster</text:span><text:span text:style-name="T20"/></text:p>
        </text:list-item>
      </text:list>
      <text:p text:style-name="P9"><text:span text:style-name="T23">[2 unterschiedliche Entwurfsmuster aus der Vorlesung (oder nach Absprache auch andere) jeweils sinnvoll einsetzen, begründen und UML-Diagramm]</text:span><text:span text:style-name="T23"/></text:p>
      <text:list text:style-name="L38">
        <text:list-item>
          <text:p text:style-name="P61"><text:span text:style-name="T20">Entwurfsmuster: [Name]</text:span><text:span text:style-name="T20"/></text:p>
        </text:list-item>
        <text:list-item>
          <text:p text:style-name="P62"><text:span text:style-name="T20">[TOBI]</text:span><text:span text:style-name="T20"/></text:p>
        </text:list-item>
      </text:list>
      <text:p text:style-name="P9"><text:span text:style-name="T20"/></text:p>
      <text:list text:style-name="L39">
        <text:list-item>
          <text:p text:style-name="P63"><text:span text:style-name="T20">Entwurfsmuster: [Name]</text:span><text:span text:style-name="T20"/></text:p>
        </text:list-item>
      </text:list>
      <text:p text:style-name="P9"><text:span text:style-name="T20"><text:s/></text:span><text:span text:style-name="T20"/></text:p>
      <text:p text:style-name="P9"><text:soft-page-break/><text:span text:style-name="T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0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0.4925in" style:writing-mode="page"/>
      <style:text-properties fo:color="#0000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Droid Sans Fallback" style:font-family-asian="'Droid Sans Fallback'" style:font-name-complex="Droid Sans Devanagari" style:font-family-complex="'Droid Sans Devanagari'"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font-size-complex="28pt"/>
    </style:style>
    <style:style style:name="Subtitle" style:family="paragraph" style:parent-style-name="Normal" style:class="chapter">
      <style:text-properties fo:color="#595959" loext:opacity="100%" fo:font-size="14pt" fo:letter-spacing="0.0102in" style:font-size-complex="14pt"/>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Normal">
      <style:paragraph-properties fo:margin-top="0in" fo:margin-bottom="0in" style:contextual-spacing="false" fo:line-height="100%"/>
      <style:text-properties fo:font-size="10pt" style:font-size-complex="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Droid Sans Fallback" style:font-family-asian="'Droid Sans Fallback'" style:font-name-complex="Droid Sans Devanagari" style:font-family-complex="'Droid Sans Devanagari'" style:font-size-complex="12pt" style:language-complex="hi" style:country-complex="IN"/>
    </style:style>
    <style:style style:name="List" style:family="paragraph" style:parent-style-name="Text_20_body" style:class="list">
      <style:text-properties style:font-name-complex="Droid Sans Devanagari" style:font-family-complex="'Droid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Droid Sans Devanagari" style:font-family-complex="'Droid Sans Devanagari'" style:font-size-complex="12pt"/>
    </style:style>
    <style:style style:name="Index" style:family="paragraph" style:parent-style-name="Standard" style:class="index">
      <style:text-properties style:font-name-complex="Droid Sans Devanagari" style:font-family-complex="'Droid Sans Devanagari'"/>
    </style:style>
    <style:style style:name="Heading_20_2" style:display-name="Heading 2" style:family="paragraph" style:parent-style-name="Heading" style:class="chapter">
      <style:paragraph-properties fo:margin-top="0.139in" fo:margin-bottom="0.0835in" style:contextual-spacing="false"/>
      <style:text-properties fo:font-size="16pt" fo:font-weight="bold" style:font-size-complex="16pt"/>
    </style:style>
    <style:style style:name="Heading_20_1" style:display-name="Heading 1" style:family="paragraph" style:parent-style-name="Heading" style:class="chapter">
      <style:paragraph-properties fo:margin-top="0.1665in" fo:margin-bottom="0.0835in" style:contextual-spacing="false"/>
      <style:text-properties fo:font-size="18pt" fo:font-weight="bold" style:font-size-complex="18pt"/>
    </style:style>
    <style:style style:name="Heading_20_3" style:display-name="Heading 3" style:family="paragraph" style:parent-style-name="Heading" style:class="chapter">
      <style:paragraph-properties fo:margin-top="0.0972in" fo:margin-bottom="0.0835in" style:contextual-spacing="false"/>
      <style:text-properties fo:font-size="14pt" fo:font-weight="bold"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4" style:display-name="Heading 4" style:family="paragraph" style:parent-style-name="Heading" style:class="chapter">
      <style:paragraph-properties fo:margin-top="0.0835in" fo:margin-bottom="0.0835in" style:contextual-spacing="false"/>
      <style:text-properties fo:font-size="13.5pt" fo:font-style="italic" fo:font-weight="bold" style:font-size-complex="13.5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102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563c1"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Numbering_20_Symbols" style:display-name="Numbering Symbols" style:family="text"/>
    <style:style style:name="Frame" style:family="graphic">
      <style:graphic-properties draw:fill="none"/>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style:master-page style:name="MasterPage3"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1.2$Linux_X86_64 LibreOffice_project/8399f6259d8c87f40e7255cdb3c9b958f5e08948</meta:generator>
    <meta:creation-date>2021-07-07T08:33:49Z</meta:creation-date>
    <dc:date>2026-03-21T17:36:59.657462393</dc:date>
    <meta:editing-duration>PT14M7S</meta:editing-duration>
    <meta:editing-cycles>5</meta:editing-cycles>
    <meta:document-statistic meta:table-count="2" meta:image-count="0" meta:object-count="0" meta:page-count="10" meta:paragraph-count="168" meta:word-count="1872" meta:character-count="13951" meta:non-whitespace-character-count="12286"/>
  </office:meta>
</office:document-meta>
</file>